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新細明體" svg:font-family="新細明體" style:font-family-generic="roman" style:font-pitch="variable"/>
    <style:font-face style:name="新細明體1" svg:font-family="新細明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</office:font-face-decls>
  <office:automatic-styles>
    <style:style style:name="P1" style:family="paragraph" style:parent-style-name="Text_20_body">
      <style:paragraph-properties fo:line-height="0.953cm"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6pt" fo:font-style="italic" fo:font-weight="bold" style:font-name-asian="標楷體" style:font-size-asian="16pt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left="0.529cm" fo:text-align="justify" style:justify-single-word="false" fo:text-indent="0.741cm" style:auto-text-indent="false">
        <style:tab-stops/>
      </style:paragraph-properties>
    </style:style>
    <style:style style:name="P5" style:family="paragraph" style:parent-style-name="Text_20_body">
      <style:paragraph-properties fo:margin-left="1.164cm" fo:text-align="justify" style:justify-single-word="false">
        <style:tab-stops/>
      </style:paragraph-properties>
    </style:style>
    <style:style style:name="P6" style:family="paragraph" style:parent-style-name="Text_20_body">
      <style:paragraph-properties fo:margin-left="0.106cm" fo:text-align="justify" style:justify-single-word="false">
        <style:tab-stops/>
      </style:paragraph-properties>
    </style:style>
    <style:style style:name="P7" style:family="paragraph" style:parent-style-name="Text_20_body">
      <style:paragraph-properties fo:margin-left="0.109cm" fo:margin-top="0.127cm" fo:margin-bottom="0cm" style:contextual-spacing="false" fo:text-align="justify" style:justify-single-word="false">
        <style:tab-stops/>
      </style:paragraph-properties>
    </style:style>
    <style:style style:name="P8" style:family="paragraph" style:parent-style-name="Text_20_body">
      <style:paragraph-properties fo:margin-left="0.109cm" fo:text-align="justify" style:justify-single-word="false" fo:text-indent="1.282cm" style:auto-text-indent="false">
        <style:tab-stops>
          <style:tab-stop style:position="15.413cm"/>
        </style:tab-stops>
      </style:paragraph-properties>
    </style:style>
    <style:style style:name="P9" style:family="paragraph" style:parent-style-name="Text_20_body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10" style:family="paragraph" style:parent-style-name="Text_20_body">
      <style:paragraph-properties fo:margin-left="0.106cm" fo:text-align="justify" style:justify-single-word="false" fo:text-indent="0.988cm" style:auto-text-indent="false">
        <style:tab-stops/>
      </style:paragraph-properties>
      <style:text-properties fo:font-size="14pt" fo:font-weight="bold" style:font-name-asian="標楷體" style:font-size-asian="14pt" style:font-weight-asian="bold" style:font-weight-complex="bold"/>
    </style:style>
    <style:style style:name="P11" style:family="paragraph" style:parent-style-name="Text_20_body">
      <style:paragraph-properties fo:margin-left="1.164cm" fo:text-align="justify" style:justify-single-word="false">
        <style:tab-stops/>
      </style:paragraph-properties>
      <style:text-properties fo:font-size="14pt" style:font-name-asian="標楷體" style:font-size-asian="14pt"/>
    </style:style>
    <style:style style:name="P12" style:family="paragraph" style:parent-style-name="Text_20_body">
      <style:paragraph-properties fo:margin-left="0.106cm" fo:text-align="justify" style:justify-single-word="false">
        <style:tab-stops/>
      </style:paragraph-properties>
      <style:text-properties fo:font-size="14pt" style:font-name-asian="標楷體" style:font-size-asian="14pt"/>
    </style:style>
    <style:style style:name="P13" style:family="paragraph" style:parent-style-name="Text_20_body">
      <style:text-properties fo:font-size="14pt" style:font-name-asian="標楷體" style:font-size-asian="14pt"/>
    </style:style>
    <style:style style:name="P14" style:family="paragraph" style:parent-style-name="Text_20_body">
      <style:paragraph-properties fo:line-height="0.741cm"/>
      <style:text-properties fo:font-size="14pt" style:font-name-asian="標楷體" style:font-size-asian="14pt"/>
    </style:style>
    <style:style style:name="P15" style:family="paragraph" style:parent-style-name="Text_20_body">
      <style:paragraph-properties fo:margin-left="0.106cm" fo:text-align="justify" style:justify-single-word="false">
        <style:tab-stops/>
      </style:paragraph-properties>
      <style:text-properties fo:font-size="10pt" style:font-name-asian="標楷體" style:font-size-asian="10pt" style:font-size-complex="10pt"/>
    </style:style>
    <style:style style:name="P16" style:family="paragraph" style:parent-style-name="Text_20_body">
      <style:paragraph-properties fo:margin-left="0.106cm" fo:text-align="justify" style:justify-single-word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標楷體"/>
    </style:style>
    <style:style style:name="P17" style:family="paragraph" style:parent-style-name="Text_20_body">
      <style:paragraph-properties fo:margin-left="0.106cm" fo:text-align="justify" style:justify-single-word="false">
        <style:tab-stops/>
      </style:paragraph-properties>
      <style:text-properties style:font-name-asian="標楷體"/>
    </style:style>
    <style:style style:name="P18" style:family="paragraph" style:parent-style-name="Text_20_body">
      <style:paragraph-properties fo:margin-left="0.109cm" fo:text-align="justify" style:justify-single-word="false" fo:text-indent="1.282cm" style:auto-text-indent="false">
        <style:tab-stops>
          <style:tab-stop style:position="15.413cm"/>
        </style:tab-stops>
      </style:paragraph-properties>
      <style:text-properties style:font-name-asian="標楷體"/>
    </style:style>
    <style:style style:name="P19" style:family="paragraph" style:parent-style-name="Text_20_body">
      <style:text-properties style:font-name="標楷體" fo:font-size="14pt" style:font-name-asian="標楷體" style:font-size-asian="14pt" style:font-name-complex="標楷體"/>
    </style:style>
    <style:style style:name="P20" style:family="paragraph" style:parent-style-name="Text_20_body" style:master-page-name="MP0">
      <style:paragraph-properties fo:line-height="0.953cm" fo:text-align="center" style:justify-single-word="false" style:page-number="auto" fo:break-before="pag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paragraph-rsid="0011d0aa"/>
    </style:style>
    <style:style style:name="P24" style:family="paragraph" style:parent-style-name="Text_20_body" style:list-style-name="L1">
      <style:paragraph-properties fo:margin-left="1.251cm" fo:text-align="justify" style:justify-single-word="false" fo:text-indent="-0.75cm" style:auto-text-indent="false">
        <style:tab-stops>
          <style:tab-stop style:position="-0.086cm"/>
        </style:tab-stops>
      </style:paragraph-properties>
    </style:style>
    <style:style style:name="P25" style:family="paragraph" style:parent-style-name="Text_20_body" style:list-style-name="L2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1d0aa"/>
    </style:style>
    <style:style style:name="P27" style:family="paragraph" style:parent-style-name="Text_20_body" style:master-page-name="">
      <loext:graphic-properties draw:fill="none"/>
      <style:paragraph-properties fo:margin-left="1.199cm" fo:margin-right="0cm" fo:text-align="justify" style:justify-single-word="false" fo:hyphenation-ladder-count="no-limit" fo:text-indent="-0.6cm" style:auto-text-indent="false" style:page-number="auto" fo:background-color="transparent"/>
      <style:text-properties officeooo:paragraph-rsid="0011d0aa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list-style-name="L1" style:master-page-name="">
      <loext:graphic-properties draw:fill="none"/>
      <style:paragraph-properties fo:margin-left="0.6cm" fo:margin-right="0cm" fo:text-align="justify" style:justify-single-word="false" fo:hyphenation-ladder-count="no-limit" fo:text-indent="-0.6cm" style:auto-text-indent="false" style:page-number="auto" fo:background-color="transparent">
        <style:tab-stops>
          <style:tab-stop style:position="0.097cm"/>
          <style:tab-stop style:position="0.231cm"/>
        </style:tab-stops>
      </style:paragraph-properties>
      <style:text-properties officeooo:paragraph-rsid="0011d0aa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ize="14pt" fo:font-weight="bold" style:font-name-asian="標楷體" style:font-size-asian="14pt" style:font-weight-asian="bold" style:font-weight-complex="bold"/>
    </style:style>
    <style:style style:name="P31" style:family="paragraph" style:parent-style-name="Text_20_body">
      <style:text-properties officeooo:paragraph-rsid="0011d0aa"/>
    </style:style>
    <style:style style:name="P32" style:family="paragraph" style:parent-style-name="Text_20_body">
      <style:paragraph-properties fo:line-height="0.741cm"/>
      <style:text-properties officeooo:paragraph-rsid="0011d0aa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 draw:opacity="100%"/>
    </style:style>
    <style:style style:name="P35" style:family="paragraph">
      <loext:graphic-properties draw:fill="solid" draw:fill-color="#ffffff" draw:opacity="100%"/>
      <style:paragraph-properties style:font-independent-line-spacing="false"/>
    </style:style>
    <style:style style:name="T1" style:family="text">
      <style:text-properties fo:font-size="22pt" fo:font-weight="bold" style:font-name-asian="標楷體" style:font-size-asian="22pt" style:font-weight-asian="bold" style:font-weight-complex="bold"/>
    </style:style>
    <style:style style:name="T2" style:family="text">
      <style:text-properties fo:font-size="16pt" fo:font-style="italic" fo:font-weight="bold" style:font-name-asian="標楷體" style:font-size-asian="16pt" style:font-style-asian="italic" style:font-weight-asian="bold" style:font-style-complex="italic" style:font-weight-complex="bold"/>
    </style:style>
    <style:style style:name="T3" style:family="text">
      <style:text-properties style:font-name="標楷體" fo:font-size="16pt" fo:font-style="italic" fo:font-weight="bold" style:font-name-asian="標楷體" style:font-size-asian="16pt" style:font-style-asian="italic" style:font-weight-asian="bold" style:font-name-complex="標楷體" style:font-style-complex="italic" style:font-weight-complex="bold"/>
    </style:style>
    <style:style style:name="T4" style:family="text">
      <style:text-properties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/>
    </style:style>
    <style:style style:name="T6" style:family="text">
      <style:text-properties style:font-name="標楷體" fo:font-size="14pt" officeooo:rsid="0011d0aa" style:font-name-asian="標楷體" style:font-size-asian="14pt" style:font-name-complex="標楷體"/>
    </style:style>
    <style:style style:name="T7" style:family="text">
      <style:text-properties style:font-name="標楷體" fo:font-size="9pt" style:font-name-asian="標楷體" style:font-size-asian="9pt" style:font-name-complex="標楷體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fo:color="#ff0000" loext:opacity="100%" fo:font-size="28pt" fo:font-style="italic" fo:font-weight="bold" style:font-name-asian="標楷體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color="#ff0000" loext:opacity="100%" fo:font-size="14pt" style:font-name-asian="標楷體" style:font-size-asian="14pt"/>
    </style:style>
    <style:style style:name="T11" style:family="text">
      <style:text-properties fo:color="#ff0000" loext:opacity="100%" fo:font-size="14pt" style:font-name-asian="Times New Roman" style:font-size-asian="14pt"/>
    </style:style>
    <style:style style:name="T12" style:family="text">
      <style:text-properties fo:color="#ff0000" loext:opacity="100%" style:font-name="標楷體" style:font-name-asian="標楷體" style:font-name-complex="Arial"/>
    </style:style>
    <style:style style:name="T13" style:family="text">
      <style:text-properties fo:color="#000000" loext:opacity="100%" fo:font-size="16pt" fo:font-style="italic" fo:font-weight="bold" style:font-name-asian="標楷體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4pt" fo:font-weight="bold" style:font-name-asian="標楷體" style:font-size-asian="14pt" style:font-weight-asian="bold" style:font-weight-complex="bold"/>
    </style:style>
    <style:style style:name="T15" style:family="text">
      <style:text-properties fo:font-size="14pt" fo:font-weight="bold" style:font-name-asian="Times New Roman" style:font-size-asian="14pt" style:font-weight-asian="bold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T1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weight-complex="bold"/>
    </style:style>
    <style:style style:name="T18" style:family="text">
      <style:text-properties fo:font-size="14pt" style:font-name-asian="標楷體" style:font-size-asian="14pt"/>
    </style:style>
    <style:style style:name="T19" style:family="text">
      <style:text-properties fo:font-size="14pt" style:font-name-asian="標楷體" style:font-size-asian="14pt" style:font-weight-complex="bold"/>
    </style:style>
    <style:style style:name="T20" style:family="text">
      <style:text-properties fo:font-size="14pt" officeooo:rsid="0011d0aa" style:font-name-asian="標楷體" style:font-size-asian="14pt"/>
    </style:style>
    <style:style style:name="T21" style:family="text">
      <style:text-properties fo:font-size="14pt" style:font-name-asian="Times New Roman" style:font-size-asian="14pt"/>
    </style:style>
    <style:style style:name="T22" style:family="text">
      <style:text-properties fo:font-size="14pt" style:text-underline-style="none" fo:font-weight="bol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T23" style:family="text">
      <style:text-properties fo:font-weight="bold" style:font-name-asian="Times New Roman" style:font-weight-asian="bold" style:font-weight-complex="bold"/>
    </style:style>
    <style:style style:name="T24" style:family="text">
      <style:text-properties style:font-name="Wingdings 2" fo:font-size="20pt" fo:font-weight="bold" style:font-name-asian="Wingdings 2" style:font-size-asian="20pt" style:font-weight-asian="bold" style:font-name-complex="Wingdings 2" style:font-size-complex="20pt" style:font-weight-complex="bold"/>
    </style:style>
    <style:style style:name="T25" style:family="text">
      <style:text-properties fo:font-size="20pt" fo:font-weight="bold" style:font-name-asian="Times New Roman" style:font-size-asian="20pt" style:font-weight-asian="bold" style:font-size-complex="20pt" style:font-weight-complex="bold"/>
    </style:style>
    <style:style style:name="T26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size-complex="10pt"/>
    </style:style>
    <style:style style:name="T27" style:family="text">
      <style:text-properties style:font-name-asian="Times New Roman"/>
    </style:style>
    <style:style style:name="T28" style:family="text">
      <style:text-properties style:font-name-asian="標楷體"/>
    </style:style>
    <style:style style:name="T2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標楷體"/>
    </style:style>
    <style:style style:name="T30" style:family="text">
      <style:text-properties fo:text-transform="uppercase" fo:color="#ff0000" loext:opacity="100%" style:font-name="標楷體" fo:font-size="14pt" fo:font-weight="bold" style:font-name-asian="標楷體" style:font-size-asian="14pt" style:font-weight-asian="bold" style:font-name-complex="Arial" style:font-size-complex="14pt"/>
    </style:style>
    <style:style style:name="T31" style:family="text">
      <style:text-properties fo:font-size="13pt" style:font-name-asian="Times New Roman" style:font-size-asian="13pt"/>
    </style:style>
    <style:style style:name="T32" style:family="text">
      <style:text-properties officeooo:rsid="0011d0aa"/>
    </style:style>
    <style:style style:name="T33" style:family="text">
      <style:text-properties style:font-name="標楷體" fo:font-size="10pt" style:font-name-asian="標楷體" style:font-size-asian="10pt" style:font-name-complex="標楷體"/>
    </style:style>
    <style:style style:name="T34" style:family="text">
      <style:text-properties fo:color="#ff0000" loext:opacity="100%" style:font-name="標楷體" fo:font-size="10pt" style:font-name-asian="標楷體" style:font-size-asian="10pt" style:font-name-complex="標楷體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writing-mode="lr-tb" draw:textarea-vertical-align="top"/>
    </style:style>
    <text:list-style style:name="L1">
      <text:list-level-style-bullet text:level="1" text:style-name="WW_5f_CharLFO2LVL1" loext:num-list-format="%1%" text:bullet-char="□">
        <style:list-level-properties text:list-level-position-and-space-mode="label-alignment">
          <style:list-level-label-alignment text:label-followed-by="listtab" fo:text-indent="-0.635cm" fo:margin-left="1.164cm"/>
        </style:list-level-properties>
        <style:text-properties style:font-name="標楷體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□">
        <style:list-level-properties text:list-level-position-and-space-mode="label-alignment">
          <style:list-level-label-alignment text:label-followed-by="listtab" fo:text-indent="-0.635cm" fo:margin-left="1.164cm"/>
        </style:list-level-properties>
        <style:text-properties style:font-name="標楷體"/>
      </text:list-level-style-bullet>
      <text:list-level-style-bullet text:level="2" text:style-name="WW_5f_CharLFO3LVL2" loext:num-list-format="%2%" text:bullet-char="□">
        <style:list-level-properties text:list-level-position-and-space-mode="label-alignment">
          <style:list-level-label-alignment text:label-followed-by="listtab" fo:text-indent="-0.63cm" fo:margin-left="1.161cm"/>
        </style:list-level-properties>
        <style:text-properties style:font-name="標楷體"/>
      </text:list-level-style-bullet>
      <text:list-level-style-bullet text:level="3" text:style-name="WW_5f_CharLFO3LVL3" loext:num-list-format="%3%" text:bullet-char="">
        <style:list-level-properties text:list-level-position-and-space-mode="label-alignment">
          <style:list-level-label-alignment text:label-followed-by="listtab" fo:text-indent="-0.847cm" fo:margin-left="2.752cm"/>
        </style:list-level-properties>
        <style:text-properties style:font-name="Wingdings"/>
      </text:list-level-style-bullet>
      <text:list-level-style-bullet text:level="4" text:style-name="WW_5f_CharLFO3LVL4" loext:num-list-format="%4%" text:bullet-char="">
        <style:list-level-properties text:list-level-position-and-space-mode="label-alignment">
          <style:list-level-label-alignment text:label-followed-by="listtab" fo:text-indent="-0.847cm" fo:margin-left="3.59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">
        <style:list-level-properties text:list-level-position-and-space-mode="label-alignment">
          <style:list-level-label-alignment text:label-followed-by="listtab" fo:text-indent="-0.847cm" fo:margin-left="4.44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">
        <style:list-level-properties text:list-level-position-and-space-mode="label-alignment">
          <style:list-level-label-alignment text:label-followed-by="listtab" fo:text-indent="-0.847cm" fo:margin-left="5.29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">
        <style:list-level-properties text:list-level-position-and-space-mode="label-alignment">
          <style:list-level-label-alignment text:label-followed-by="listtab" fo:text-indent="-0.847cm" fo:margin-left="6.138cm"/>
        </style:list-level-properties>
        <style:text-properties style:font-name="Wingdings"/>
      </text:list-level-style-bullet>
      <text:list-level-style-bullet text:level="8" text:style-name="WW_5f_CharLFO3LVL8" loext:num-list-format="%8%" text:bullet-char="">
        <style:list-level-properties text:list-level-position-and-space-mode="label-alignment">
          <style:list-level-label-alignment text:label-followed-by="listtab" fo:text-indent="-0.847cm" fo:margin-left="6.985cm"/>
        </style:list-level-properties>
        <style:text-properties style:font-name="Wingdings"/>
      </text:list-level-style-bullet>
      <text:list-level-style-bullet text:level="9" text:style-name="WW_5f_CharLFO3LVL9" loext:num-list-format="%9%" text:bullet-char="">
        <style:list-level-properties text:list-level-position-and-space-mode="label-alignment">
          <style:list-level-label-alignment text:label-followed-by="listtab" fo:text-indent="-0.847cm" fo:margin-left="7.8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marker-start="a0" draw:marker-end="a1" svg:stroke-opacity="100%" draw:stroke-linejoin="miter" svg:stroke-linecap="square" draw:fill="none" fo:padding-top="-0.004cm" fo:padding-bottom="-0.004cm" fo:padding-left="-0.004cm" fo:padding-right="-0.004cm" loext:decorative="false" style:run-through="background"/>
    </style:style>
    <style:style style:name="gr3" style:family="graphic">
      <style:graphic-properties draw:stroke="solid" svg:stroke-width="0.026cm" svg:stroke-color="#000000" draw:marker-start="a3" draw:marker-end="a4" svg:stroke-opacity="100%" draw:stroke-linejoin="miter" svg:stroke-linecap="square" draw:fill="none" fo:padding-top="-0.004cm" fo:padding-bottom="-0.004cm" fo:padding-left="-0.004cm" fo:padding-right="-0.004cm" loext:decorative="false" style:run-through="background"/>
    </style:style>
    <style:style style:name="gr4" style:family="graphic">
      <style:graphic-properties draw:stroke="solid" svg:stroke-width="0.026cm" svg:stroke-color="#000000" svg:stroke-opacity="100%" draw:stroke-linejoin="miter" svg:stroke-linecap="square" draw:fill="solid" draw:fill-color="#ffffff" draw:opacity="100%" fo:min-height="1.909cm" fo:padding-top="-0.004cm" fo:padding-bottom="-0.004cm" fo:padding-left="-0.004cm" fo:padding-right="-0.004cm" loext:decorative="false" style:run-through="background"/>
    </style:style>
    <style:style style:name="gr5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 style:run-through="back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預設段落字型"><text:span text:style-name="T1">公司預查案件馬上辦申請書</text:span></text:span></text:p>
      <text:p text:style-name="P1"><text:span text:style-name="預設段落字型"><text:span text:style-name="T2">【</text:span></text:span><text:span text:style-name="預設段落字型"><text:span text:style-name="T3">★</text:span></text:span><text:span text:style-name="預設段落字型"><text:span text:style-name="T2">每件預查申請馬上辦，</text:span></text:span><text:span text:style-name="預設段落字型"><text:span text:style-name="T9">以一次為限</text:span></text:span><text:span text:style-name="預設段落字型"><text:span text:style-name="T13">，</text:span></text:span><text:span text:style-name="預設段落字型"><text:span text:style-name="T2">例外見備註(三)】</text:span></text:span></text:p>
      <text:p text:style-name="P2"/>
      <text:p text:style-name="P26"><text:span text:style-name="預設段落字型"><text:span text:style-name="T14">預查編號：</text:span></text:span><text:span text:style-name="預設段落字型"><text:span text:style-name="T22">113029019</text:span></text:span></text:p>
      <text:p text:style-name="P9">申請事項</text:p>
      <text:list text:style-name="L1">
        <text:list-header>
          <text:p text:style-name="P28"><text:span text:style-name="預設段落字型"><text:span text:style-name="T14">■變更申請人</text:span></text:span><text:span text:style-name="預設段落字型"><text:span text:style-name="T10">（變更後之申請人須為原申請人三親等以內血親或配偶）</text:span></text:span></text:p>
        </text:list-header>
        <text:list-item>
          <text:p text:style-name="P29">外商公司改派負責人</text:p>
        </text:list-item>
        <text:list-item>
          <text:p text:style-name="P21"><text:span text:style-name="預設段落字型"><text:span text:style-name="T14">變更公司組織或國籍別</text:span></text:span><text:span text:style-name="預設段落字型"><text:span text:style-name="T18">（變更為: <text:s text:c="28"/>) </text:span></text:span></text:p>
        </text:list-item>
        <text:list-item>
          <text:p text:style-name="P21"><text:span text:style-name="預設段落字型"><text:span text:style-name="T14">變更公司屬性：</text:span></text:span><text:span text:style-name="預設段落字型"><text:span text:style-name="T24"></text:span></text:span><text:span text:style-name="預設段落字型"><text:span text:style-name="T25"> </text:span></text:span><text:span text:style-name="預設段落字型"><text:span text:style-name="T14">閉鎖性股份有限公司</text:span></text:span><text:span text:style-name="預設段落字型"><text:span text:style-name="T15"> </text:span></text:span><text:span text:style-name="預設段落字型"><text:span text:style-name="T24"></text:span></text:span><text:span text:style-name="預設段落字型"><text:span text:style-name="T14">非閉鎖性股份有限公司</text:span></text:span></text:p>
        </text:list-item>
        <text:list-item>
          <text:p text:style-name="P22"><text:span text:style-name="預設段落字型"><text:span text:style-name="T14">預查表遺失補發</text:span></text:span><text:span text:style-name="預設段落字型"><text:span text:style-name="T18">（電子核定書除外）</text:span></text:span></text:p>
        </text:list-item>
        <text:list-item>
          <text:p text:style-name="P23"><text:span text:style-name="預設段落字型"><text:span text:style-name="T14">延長保留期間</text:span></text:span><text:span text:style-name="預設段落字型"><text:span text:style-name="T18">（期間為一個月，且</text:span></text:span><text:span text:style-name="預設段落字型"><text:span text:style-name="T10">以一次為限</text:span></text:span><text:span text:style-name="預設段落字型"><text:span text:style-name="T18">，不得再重複申請）</text:span></text:span></text:p>
        </text:list-item>
      </text:list>
      <text:p text:style-name="P27"><text:span text:style-name="預設段落字型"><text:span text:style-name="T14">■刪除已核准保留之所營事業項目，請詳列或列項次</text:span></text:span><text:span text:style-name="預設段落字型"><text:span text:style-name="T18">（限不影響公司名稱標明之業務種類者）。</text:span></text:span></text:p>
      <text:p text:style-name="P4"><text:span text:style-name="預設段落字型"><text:span text:style-name="T18">擬刪除項目：J201031短期補習班業</text:span></text:span></text:p>
      <text:p text:style-name="P15"/>
      <text:p text:style-name="P15"/>
      <text:list text:continue-numbering="true" text:style-name="L1">
        <text:list-item>
          <text:p text:style-name="P22"><text:span text:style-name="預設段落字型"><text:span text:style-name="T14">增列五項以內之營業項目</text:span></text:span><text:span text:style-name="預設段落字型"><text:span text:style-name="T18">（限不影響公司名稱標明之業務種類者）</text:span></text:span></text:p>
        </text:list-item>
      </text:list>
      <text:p text:style-name="P11">(例外見備註三)。</text:p>
      <text:p text:style-name="P5"><text:span text:style-name="預設段落字型"><text:span text:style-name="T18">擬增列項目：</text:span></text:span><text:span text:style-name="預設段落字型"><text:span text:style-name="T26"> </text:span></text:span></text:p>
      <text:p text:style-name="P16"/>
      <text:p text:style-name="P17"/>
      <text:list text:continue-numbering="true" text:style-name="L1">
        <text:list-item>
          <text:p text:style-name="P24"><draw:g text:anchor-type="paragraph" draw:z-index="2" draw:name="Group 14" draw:style-name="gr1"><draw:connector draw:name="Line 15" draw:style-name="gr2" draw:text-style-name="P33" draw:type="line" svg:x1="12.749cm" svg:y1="0.365cm" svg:x2="13.383cm" svg:y2="0.365cm" svg:d="M12749 365h634" svg:viewBox="0 0 635 2"><text:p/></draw:connector><draw:connector draw:name="Line 16" draw:style-name="gr3" draw:text-style-name="P33" draw:type="line" svg:x1="15.054cm" svg:y1="0.365cm" svg:x2="15.687cm" svg:y2="0.365cm" svg:d="M15054 365h633" svg:viewBox="0 0 635 2"><text:p/></draw:connector></draw:g><text:span text:style-name="預設段落字型"><text:span text:style-name="T14">公司名稱正(繁)簡體及數字大小寫字樣更正</text:span></text:span><text:span text:style-name="預設段落字型"><text:span text:style-name="T18">（如：台 </text:span></text:span><text:span text:style-name="預設段落字型"><text:span text:style-name="T21"><text:s text:c="3"/></text:span></text:span><text:span text:style-name="預設段落字型"><text:span text:style-name="T18">臺、捌 </text:span></text:span><text:span text:style-name="預設段落字型"><text:span text:style-name="T21"><text:s text:c="4"/></text:span></text:span><text:span text:style-name="預設段落字型"><text:span text:style-name="T18">八）。</text:span></text:span><text:span text:style-name="預設段落字型"><text:span text:style-name="T21"> <text:s text:c="3"/></text:span></text:span><text:span text:style-name="預設段落字型"><text:span text:style-name="T18">（變更為：</text:span></text:span><text:span text:style-name="預設段落字型"><text:span text:style-name="T21"> <text:s text:c="22"/></text:span></text:span><text:span text:style-name="預設段落字型"><text:span text:style-name="T18">）</text:span></text:span></text:p>
        </text:list-item>
      </text:list>
      <text:list text:style-name="L2">
        <text:list-item>
          <text:list>
            <text:list-item>
              <text:p text:style-name="P25"><text:span text:style-name="預設段落字型"><text:span text:style-name="T14">申請人資料誤繕：</text:span></text:span><text:span text:style-name="預設段落字型"><text:span text:style-name="T24"></text:span></text:span><text:span text:style-name="預設段落字型"><text:span text:style-name="T14">姓名</text:span></text:span><text:span text:style-name="預設段落字型"><text:span text:style-name="T15"> </text:span></text:span><text:span text:style-name="預設段落字型"><text:span text:style-name="T24"></text:span></text:span><text:span text:style-name="預設段落字型"><text:span text:style-name="T15"> </text:span></text:span><text:span text:style-name="預設段落字型"><text:span text:style-name="T14">身分證字號</text:span></text:span><text:span text:style-name="預設段落字型"><text:span text:style-name="T15"> <text:s/></text:span></text:span><text:span text:style-name="預設段落字型"><text:span text:style-name="T24"></text:span></text:span><text:span text:style-name="預設段落字型"><text:span text:style-name="T15"> </text:span></text:span><text:span text:style-name="預設段落字型"><text:span text:style-name="T14">地址</text:span></text:span></text:p>
            </text:list-item>
            <text:list-item>
              <text:p text:style-name="P25"><text:span text:style-name="預設段落字型"><text:span text:style-name="T14">所營事業漏繕</text:span></text:span><text:span text:style-name="預設段落字型"><text:span text:style-name="T18">（限變更預查案</text:span></text:span><text:span text:style-name="預設段落字型"><text:span text:style-name="T10">漏列</text:span></text:span><text:span text:style-name="預設段落字型"><text:span text:style-name="T18">原所營事業）</text:span></text:span></text:p>
            </text:list-item>
            <text:list-item>
              <text:p text:style-name="P30">申請人法人代表變更</text:p>
            </text:list-item>
            <text:list-item>
              <text:p text:style-name="P25"><text:span text:style-name="預設段落字型"><text:span text:style-name="T14">更正國外滙款使用英文名稱</text:span></text:span><text:span text:style-name="預設段落字型"><text:span text:style-name="T19">(更正為：</text:span></text:span><text:span text:style-name="預設段落字型"><text:span text:style-name="T17"> <text:s text:c="31"/></text:span></text:span><text:span text:style-name="預設段落字型"><text:span text:style-name="T19">)</text:span></text:span></text:p>
            </text:list-item>
          </text:list>
        </text:list-item>
      </text:list>
      <text:p text:style-name="P10">此致</text:p>
      <text:p text:style-name="P6"><text:span text:style-name="預設段落字型"><text:span text:style-name="T14">經濟部商業發展署</text:span></text:span></text:p>
      <text:p text:style-name="P6"><draw:frame draw:style-name="fr1" draw:name="Text Box 6" text:anchor-type="paragraph" svg:x="9.012cm" svg:y="0.208cm" svg:width="8.888cm" style:rel-width="scale" svg:height="3.261cm" style:rel-height="scale" draw:z-index="4"><draw:text-box><text:p text:style-name="Text_20_body"><text:span text:style-name="預設段落字型"><text:span text:style-name="T4">新申請人</text:span></text:span><text:span text:style-name="預設段落字型"><text:span text:style-name="T7">(變更申請人時需加填)</text:span></text:span></text:p><text:p text:style-name="P31"><text:span text:style-name="預設段落字型"><text:span text:style-name="T8"><text:s/></text:span></text:span><text:span text:style-name="預設段落字型"><text:span text:style-name="T5">姓名：彭聖耀</text:span></text:span></text:p><text:p text:style-name="P19"/><text:p text:style-name="Text_20_body"><text:span text:style-name="預設段落字型"><text:span text:style-name="T8"><text:s/></text:span></text:span><text:span text:style-name="預設段落字型"><text:span text:style-name="T5">地址：臺北市中正區杭州南路一段</text:span></text:span><text:span text:style-name="預設段落字型"><text:span text:style-name="T6">23號9樓之6</text:span></text:span></text:p></draw:text-box></draw:frame><draw:frame draw:style-name="fr1" draw:name="Text Box 2" text:anchor-type="paragraph" svg:x="0.028cm" svg:y="0.208cm" svg:width="7.936cm" style:rel-width="scale" svg:height="3.466cm" style:rel-height="scale" draw:z-index="3"><draw:text-box><text:p text:style-name="Text_20_body"><text:span text:style-name="預設段落字型"><text:span text:style-name="T14">原申請人</text:span></text:span></text:p><text:p text:style-name="Text_20_body"><text:span text:style-name="預設段落字型"><text:span text:style-name="T27"><text:s/></text:span></text:span><text:span text:style-name="預設段落字型"><text:span text:style-name="T18">姓名：彭聖耀</text:span></text:span></text:p><text:p text:style-name="P13"/><text:p text:style-name="Text_20_body"><text:span text:style-name="預設段落字型"><text:span text:style-name="T27"><text:s/></text:span></text:span><text:span text:style-name="預設段落字型"><text:span text:style-name="T18">地址：臺北市信義區黎安里8鄰和平東路三段５０９巷４號3樓</text:span></text:span></text:p></draw:text-box></draw:frame><draw:g text:anchor-type="paragraph" draw:z-index="0" draw:name="Group 3" draw:style-name="gr1"><draw:frame draw:name="Text Box 4" draw:style-name="gr4" draw:text-style-name="P34" svg:width="1.902cm" svg:height="1.902cm" svg:x="5.398cm" svg:y="0.526cm"><draw:text-box><text:p/></draw:text-box></draw:frame><draw:frame draw:name="Text Box 5" draw:style-name="gr5" draw:text-style-name="P35" svg:width="3.172cm" svg:height="0.95cm" svg:x="4.763cm" svg:y="2.747cm"><draw:text-box><text:p><text:span text:style-name="T33">(</text:span><text:span text:style-name="T33">請具名</text:span><text:span text:style-name="T34">或</text:span><text:span text:style-name="T33">蓋章</text:span><text:span text:style-name="T33">)</text:span></text:p></draw:text-box></draw:frame></draw:g></text:p>
      <text:p text:style-name="P6"><draw:g text:anchor-type="paragraph" draw:z-index="1" draw:name="Group 7" draw:style-name="gr1"><draw:frame draw:name="Text Box 8" draw:style-name="gr4" draw:text-style-name="P34" svg:width="1.952cm" svg:height="1.902cm" svg:x="14.921cm" svg:y="0.233cm"><draw:text-box><text:p/></draw:text-box></draw:frame><draw:frame draw:name="Text Box 9" draw:style-name="gr5" draw:text-style-name="P35" svg:width="3.172cm" svg:height="0.95cm" svg:x="14.3cm" svg:y="2.274cm"><draw:text-box><text:p><text:span text:style-name="T33">(</text:span><text:span text:style-name="T33">請具名</text:span><text:span text:style-name="T34">或</text:span><text:span text:style-name="T33">蓋章</text:span><text:span text:style-name="T33">)</text:span></text:p></draw:text-box></draw:frame></draw:g><text:span text:style-name="預設段落字型"><text:span text:style-name="T21"><text:s text:c="5"/></text:span></text:span></text:p>
      <text:p text:style-name="P12"/>
      <text:p text:style-name="P12"/>
      <text:p text:style-name="P12"/>
      <text:p text:style-name="P12"/>
      <text:p text:style-name="P6"><draw:frame draw:style-name="fr1" draw:name="Text Box 10" text:anchor-type="paragraph" svg:x="0cm" svg:y="0.487cm" svg:width="16.508cm" style:rel-width="scale" svg:height="2.905cm" style:rel-height="scale" draw:z-index="5"><draw:text-box><text:p text:style-name="Text_20_body"><text:span text:style-name="預設段落字型"><text:span text:style-name="T14">聯絡人/送達代收人 </text:span></text:span></text:p><text:p text:style-name="P32"><text:span text:style-name="預設段落字型"><text:span text:style-name="T18">姓名：</text:span></text:span><text:span text:style-name="預設段落字型"><text:span text:style-name="T21"> </text:span></text:span><text:span text:style-name="預設段落字型"><text:span text:style-name="T18">彭聖耀</text:span></text:span></text:p><text:p text:style-name="P14">電話：<text:span text:style-name="T32">0986046505</text:span></text:p><text:p text:style-name="P32"><text:span text:style-name="預設段落字型"><text:span text:style-name="T18">送達地址：臺北市信義區黎安里8鄰和平東路三段５０９巷４號3樓</text:span>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3"><text:span text:style-name="預設段落字型"><text:span text:style-name="T28">(</text:span></text:span><text:span text:style-name="預設段落字型"><text:span text:style-name="T29">原以一站式系統申請之預查案，不再列印郵寄紙本電子核定書，請自行登入系統列印；如需代為列印郵寄電子核定書，請隨案檢附貼足郵資之回郵信封</text:span></text:span><text:span text:style-name="預設段落字型"><text:span text:style-name="T28">)</text:span></text:span></text:p>
      <text:p text:style-name="P7"><text:span text:style-name="預設段落字型"><text:span text:style-name="T28">備註：(一)第一次</text:span></text:span><text:span text:style-name="預設段落字型"><text:span text:style-name="T30">僅</text:span></text:span><text:span text:style-name="預設段落字型"><text:span text:style-name="T12">申請「延長保留期間」者，可再申請一次馬上辦服務。</text:span></text:span></text:p>
      <text:p text:style-name="P18">(二)各申請事項應檢附之文件，請參閱「『公司馬上辦』服務項目表」</text:p>
      <text:p text:style-name="P8"><text:span text:style-name="預設段落字型"><text:span text:style-name="T28">(三)外國公司申請馬上辦不受一次限制，增加營業項目亦不受五項限制。<text:tab/></text:span></text:span></text:p>
      <text:p text:style-name="P6"><text:span text:style-name="預設段落字型"><text:span text:style-name="T31"><text:s text:c="110"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  <style:font-face style:name="新細明體" svg:font-family="新細明體" style:font-family-generic="roman" style:font-pitch="variable"/>
    <style:font-face style:name="新細明體1" svg:font-family="新細明體" style:font-family-generic="script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</office:font-face-decls>
  <office:styles>
    <draw:marker draw:name="a0" svg:viewBox="0 0 20 30" svg:d="M10 0l-10 30h20z"/>
    <draw:marker draw:name="a1" svg:viewBox="0 0 20 30" svg:d="M10 0l-10 30h20z"/>
    <draw:marker draw:name="a3" svg:viewBox="0 0 20 30" svg:d="M10 0l-10 30h20z"/>
    <draw:marker draw:name="a4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本文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本文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本文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本文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本文" style:family="paragraph" style:parent-style-name="Text_20_body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本文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標號" style:family="paragraph" style:parent-style-name="Text_20_body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Text_20_body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/>
      <style:text-properties style:font-name="Cambria" fo:font-family="Cambria" style:font-family-generic="roman" style:font-pitch="variable" fo:font-size="9pt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框架內容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引言" style:family="paragraph" style:parent-style-name="Text_20_body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副標題" style:family="paragraph" style:parent-style-name="Heading" style:next-style-name="本文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WW8Num1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標楷體" fo:font-family="標楷體" style:font-family-generic="script" style:font-pitch="fixed" fo:font-size="18pt" style:font-name-asian="標楷體" style:font-family-asian="標楷體" style:font-family-generic-asian="script" style:font-pitch-asian="fixed" style:font-size-asian="18pt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標楷體" fo:font-family="標楷體" style:font-family-generic="script" style:font-pitch="fixed" fo:font-size="8pt" style:font-name-asian="標楷體" style:font-family-asian="標楷體" style:font-family-generic-asian="script" style:font-pitch-asian="fixed" style:font-size-asian="8pt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fo:color="#ff0000" loext:opacity="100%"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Wingdings" style:font-family-complex="Wingdings" style:font-family-generic-complex="system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Wingdings" style:font-family-complex="Wingdings" style:font-family-generic-complex="system" style:font-pitch-complex="variable" style:font-charset-complex="x-symbol"/>
    </style:style>
    <style:style style:name="WW8Num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WW_5f_CharLFO2LVL1" style:display-name="WW_CharLFO2LVL1" style:family="text">
      <style:text-properties fo:color="#000000" loext:opacity="100%" style:font-name="標楷體" fo:font-family="標楷體" style:font-family-generic="script" style:font-pitch="fixed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標楷體" fo:font-family="標楷體" style:font-family-generic="script" style:font-pitch="fixed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標楷體" fo:font-family="標楷體" style:font-family-generic="script" style:font-pitch="fixed" fo:font-size="14pt" style:font-size-asian="14pt" style:font-name-complex="Wingdings" style:font-family-complex="Wingdings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title>預查案件（馬上辦）申請書</dc:title>
    <dc:description/>
    <dc:subject/>
    <meta:initial-creator>Administrator</meta:initial-creator>
    <meta:creation-date>2024-02-01T07:45:00Z</meta:creation-date>
    <dc:date>2024-05-20T13:39:25.403000000</dc:date>
    <meta:print-date>2019-01-08T06:08:00Z</meta:print-date>
    <meta:editing-cycles>4</meta:editing-cycles>
    <meta:editing-duration>PT18M44S</meta:editing-duration>
    <meta:document-statistic meta:table-count="0" meta:image-count="0" meta:object-count="0" meta:page-count="1" meta:paragraph-count="38" meta:word-count="699" meta:character-count="951" meta:non-whitespace-character-count="723"/>
    <meta:template xlink:type="simple" xlink:actuate="onRequest" xlink:title="" xlink:href="../../../../../../Users/kentn/Downloads/公司預查案件馬上辦申請書%20(3).odt/Normal"/>
  </office:meta>
</office:document-meta>
</file>